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ullname" style:family="table">
      <style:table-properties style:width="7.1083in" table:align="margins"/>
    </style:style>
    <style:style style:name="Fullname.A" style:family="table-column">
      <style:table-column-properties style:column-width="1in" style:rel-column-width="9219*"/>
    </style:style>
    <style:style style:name="Fullname.B" style:family="table-column">
      <style:table-column-properties style:column-width="2.5625in" style:rel-column-width="23624*"/>
    </style:style>
    <style:style style:name="Fullname.C" style:family="table-column">
      <style:table-column-properties style:column-width="1.0625in" style:rel-column-width="9795*"/>
    </style:style>
    <style:style style:name="Fullname.D" style:family="table-column">
      <style:table-column-properties style:column-width="2.4833in" style:rel-column-width="22897*"/>
    </style:style>
    <style:style style:name="Fullname.A1" style:family="table-cell">
      <style:table-cell-properties fo:padding="0.0382in" fo:border="none"/>
    </style:style>
    <style:style style:name="Table1" style:family="table">
      <style:table-properties style:width="7.1083in" table:align="margins"/>
    </style:style>
    <style:style style:name="Table1.A" style:family="table-column">
      <style:table-column-properties style:column-width="2.0625in" style:rel-column-width="19015*"/>
    </style:style>
    <style:style style:name="Table1.B" style:family="table-column">
      <style:table-column-properties style:column-width="5.0458in" style:rel-column-width="46520*"/>
    </style:style>
    <style:style style:name="Table1.A1" style:family="table-cell">
      <style:table-cell-properties fo:padding="0.0382in" fo:border="none"/>
    </style:style>
    <style:style style:name="Table6" style:family="table">
      <style:table-properties style:width="7.1083in" table:align="margins"/>
    </style:style>
    <style:style style:name="Table6.A" style:family="table-column">
      <style:table-column-properties style:column-width="2.0625in" style:rel-column-width="19015*"/>
    </style:style>
    <style:style style:name="Table6.B" style:family="table-column">
      <style:table-column-properties style:column-width="2in" style:rel-column-width="18438*"/>
    </style:style>
    <style:style style:name="Table6.C" style:family="table-column">
      <style:table-column-properties style:column-width="3.0458in" style:rel-column-width="28082*"/>
    </style:style>
    <style:style style:name="Table6.A1" style:family="table-cell">
      <style:table-cell-properties fo:padding="0.0382in" fo:border="none"/>
    </style:style>
    <style:style style:name="Table3" style:family="table">
      <style:table-properties style:width="7.1083in" table:align="margins"/>
    </style:style>
    <style:style style:name="Table3.A" style:family="table-column">
      <style:table-column-properties style:column-width="2.0625in" style:rel-column-width="19015*"/>
    </style:style>
    <style:style style:name="Table3.B" style:family="table-column">
      <style:table-column-properties style:column-width="5.0458in" style:rel-column-width="46520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.1083in" table:align="margins"/>
    </style:style>
    <style:style style:name="Table4.A" style:family="table-column">
      <style:table-column-properties style:column-width="2.0625in" style:rel-column-width="19015*"/>
    </style:style>
    <style:style style:name="Table4.B" style:family="table-column">
      <style:table-column-properties style:column-width="5.0458in" style:rel-column-width="46520*"/>
    </style:style>
    <style:style style:name="Table4.A1" style:family="table-cell">
      <style:table-cell-properties fo:padding="0.0382in" fo:border="none"/>
    </style:style>
    <style:style style:name="Table7" style:family="table">
      <style:table-properties style:width="7.1083in" table:align="margins"/>
    </style:style>
    <style:style style:name="Table7.A" style:family="table-column">
      <style:table-column-properties style:column-width="2.0514in" style:rel-column-width="18912*"/>
    </style:style>
    <style:style style:name="Table7.B" style:family="table-column">
      <style:table-column-properties style:column-width="5.0569in" style:rel-column-width="46623*"/>
    </style:style>
    <style:style style:name="Table7.A1" style:family="table-cell">
      <style:table-cell-properties fo:padding="0.0382in" fo:border="none"/>
    </style:style>
    <style:style style:name="Table5" style:family="table">
      <style:table-properties style:width="7.1083in" table:align="margins"/>
    </style:style>
    <style:style style:name="Table5.A" style:family="table-column">
      <style:table-column-properties style:column-width="2.0625in" style:rel-column-width="19015*"/>
    </style:style>
    <style:style style:name="Table5.B" style:family="table-column">
      <style:table-column-properties style:column-width="5.0458in" style:rel-column-width="46520*"/>
    </style:style>
    <style:style style:name="Table5.A1" style:family="table-cell">
      <style:table-cell-properties fo:padding="0.0382in" fo:border="none"/>
    </style:style>
    <style:style style:name="Table2" style:family="table">
      <style:table-properties style:width="7.1083in" table:align="margins"/>
    </style:style>
    <style:style style:name="Table2.A" style:family="table-column">
      <style:table-column-properties style:column-width="2.0625in" style:rel-column-width="19015*"/>
    </style:style>
    <style:style style:name="Table2.B" style:family="table-column">
      <style:table-column-properties style:column-width="5.0458in" style:rel-column-width="46520*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text-properties officeooo:rsid="000922fd" officeooo:paragraph-rsid="00223e26"/>
    </style:style>
    <style:style style:name="P2" style:family="paragraph" style:parent-style-name="Table_20_Contents">
      <style:paragraph-properties fo:text-align="center" style:justify-single-word="false"/>
      <style:text-properties fo:color="#000000" style:font-name="Liberation Serif" fo:font-size="18.2000007629395pt" officeooo:rsid="000922fd" officeooo:paragraph-rsid="000922fd" style:font-size-asian="18.2000007629395pt" style:font-size-complex="18.2000007629395pt"/>
    </style:style>
    <style:style style:name="P3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48b97f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52d69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52d69d" officeooo:paragraph-rsid="0052d69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normal" officeooo:rsid="0050f445" officeooo:paragraph-rsid="0050f445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normal" officeooo:rsid="0054f304" officeooo:paragraph-rsid="0054f304" style:font-size-asian="11pt" style:font-weight-asian="normal" style:font-size-complex="11pt" style:font-weight-complex="normal"/>
    </style:style>
    <style:style style:name="P8" style:family="paragraph" style:parent-style-name="Table_20_Contents">
      <style:text-properties fo:color="#000000" style:font-name="Liberation Serif" fo:font-size="11pt" fo:font-weight="normal" officeooo:rsid="001b2410" officeooo:paragraph-rsid="0052d69d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fo:color="#000000" style:font-name="Liberation Serif" fo:font-size="11pt" fo:font-weight="normal" officeooo:rsid="0052d69d" officeooo:paragraph-rsid="0052d69d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Liberation Serif" fo:font-size="11pt" fo:font-weight="normal" officeooo:rsid="000922fd" officeooo:paragraph-rsid="0048b97f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Liberation Serif" fo:font-size="11pt" officeooo:rsid="000c6bb2" officeooo:paragraph-rsid="00223e26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Liberation Serif" fo:font-size="11pt" officeooo:rsid="001b2410" officeooo:paragraph-rsid="00223e26" style:font-size-asian="11pt" style:font-size-complex="11pt"/>
    </style:style>
    <style:style style:name="P13" style:family="paragraph" style:parent-style-name="Table_20_Contents">
      <style:text-properties fo:color="#000000" style:font-name="Liberation Serif" fo:font-size="11pt" officeooo:rsid="001b2410" officeooo:paragraph-rsid="00223e26" style:font-size-asian="11pt" style:font-size-complex="11pt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Liberation Serif" fo:font-weight="bold" officeooo:rsid="000c6bb2" officeooo:paragraph-rsid="00223e26" style:font-weight-asian="bold" style:font-weight-complex="bold"/>
    </style:style>
    <style:style style:name="P15" style:family="paragraph" style:parent-style-name="Table_20_Contents">
      <style:text-properties fo:color="#000000" style:font-name="Liberation Serif" fo:font-weight="bold" officeooo:rsid="001b2410" officeooo:paragraph-rsid="00223e26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Liberation Serif" fo:font-weight="bold" officeooo:rsid="0050f445" officeooo:paragraph-rsid="0050f445" style:font-weight-asian="bold" style:font-weight-complex="bold"/>
    </style:style>
    <style:style style:name="P17" style:family="paragraph" style:parent-style-name="Table_20_Contents">
      <style:text-properties fo:color="#000000" style:font-name="Liberation Serif" fo:font-weight="bold" officeooo:rsid="0052d69d" officeooo:paragraph-rsid="0052d69d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fo:font-weight="bold" officeooo:rsid="002c48ba" officeooo:paragraph-rsid="002c48ba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color="#000000" fo:font-weight="bold" officeooo:rsid="003016d8" officeooo:paragraph-rsid="003016d8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color="#000000" fo:font-weight="bold" officeooo:rsid="0029dc81" officeooo:paragraph-rsid="0029dc81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color="#000000" fo:font-weight="bold" officeooo:rsid="002ea211" officeooo:paragraph-rsid="004e88ba" style:font-weight-asian="bold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color="#000000" fo:font-weight="bold" officeooo:rsid="00322feb" officeooo:paragraph-rsid="004e88ba" style:font-weight-asian="bold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000000" fo:font-weight="bold" officeooo:rsid="004f6753" officeooo:paragraph-rsid="004f6753" style:font-weight-asian="bold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color="#000000" fo:font-weight="bold" officeooo:rsid="004fb497" officeooo:paragraph-rsid="004fb497" style:font-weight-asian="bold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000000" fo:font-weight="bold" officeooo:rsid="0050f445" officeooo:paragraph-rsid="0050f445" style:font-weight-asian="bold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000000" fo:font-weight="bold" officeooo:rsid="00512519" officeooo:paragraph-rsid="00512519" style:font-weight-asian="bold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color="#000000" fo:font-weight="bold" officeooo:rsid="0052d69d" officeooo:paragraph-rsid="0052d69d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000000" fo:font-weight="bold" officeooo:rsid="0054f304" officeooo:paragraph-rsid="0054f304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000000" fo:font-weight="bold" officeooo:rsid="003ab482" officeooo:paragraph-rsid="003ab482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color="#000000" fo:font-weight="bold" officeooo:rsid="0032734d" officeooo:paragraph-rsid="0032734d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000000" fo:font-size="11pt" officeooo:rsid="003d08cd" officeooo:paragraph-rsid="003d08cd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fo:color="#000000" fo:font-size="11pt" officeooo:rsid="003ab482" officeooo:paragraph-rsid="003ab482" style:font-size-asian="11pt" style:font-size-complex="11pt"/>
    </style:style>
    <style:style style:name="P33" style:family="paragraph" style:parent-style-name="Standard">
      <style:text-properties fo:color="#000000" style:font-name="Liberation Serif" fo:font-size="12pt" officeooo:rsid="000ba29d" officeooo:paragraph-rsid="000ba29d"/>
    </style:style>
    <style:style style:name="P34" style:family="paragraph" style:parent-style-name="Standard">
      <style:paragraph-properties fo:text-align="start" style:justify-single-word="false"/>
      <style:text-properties fo:color="#000000" style:font-name="Liberation Serif" fo:font-size="11pt" fo:font-weight="normal" officeooo:rsid="00223e26" officeooo:paragraph-rsid="0052d69d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officeooo:paragraph-rsid="0052d69d"/>
    </style:style>
    <style:style style:name="P36" style:family="paragraph" style:parent-style-name="Standard">
      <style:paragraph-properties fo:text-align="end" style:justify-single-word="false"/>
      <style:text-properties fo:font-weight="bold" officeooo:rsid="005b7ba8" officeooo:paragraph-rsid="005b7ba8" style:font-weight-asian="bold" style:font-weight-complex="bold"/>
    </style:style>
    <style:style style:name="P37" style:family="paragraph" style:parent-style-name="Text_20_body">
      <style:paragraph-properties fo:text-align="center" style:justify-single-word="false"/>
      <style:text-properties fo:color="#000000" officeooo:rsid="00244839" officeooo:paragraph-rsid="00244839"/>
    </style:style>
    <style:style style:name="P38" style:family="paragraph" style:parent-style-name="Text_20_body">
      <style:text-properties fo:color="#000000" style:font-name="Liberation Serif"/>
    </style:style>
    <style:style style:name="P39" style:family="paragraph" style:parent-style-name="Text_20_body">
      <style:text-properties fo:color="#000000" style:font-name="Liberation Serif" fo:font-size="11pt" officeooo:rsid="00256902" officeooo:paragraph-rsid="002c48ba" style:font-size-asian="11pt" style:font-size-complex="11pt"/>
    </style:style>
    <style:style style:name="P40" style:family="paragraph" style:parent-style-name="Text_20_body">
      <style:text-properties fo:color="#000000" style:font-name="Liberation Serif" fo:font-size="11pt" officeooo:rsid="00256902" officeooo:paragraph-rsid="004f6753" style:font-size-asian="11pt" style:font-size-complex="11pt"/>
    </style:style>
    <style:style style:name="P41" style:family="paragraph" style:parent-style-name="Text_20_body">
      <style:text-properties fo:color="#000000" style:font-name="Liberation Serif" fo:font-size="11pt" officeooo:rsid="001e0ceb" officeooo:paragraph-rsid="003016d8" style:font-size-asian="11pt" style:font-size-complex="11pt"/>
    </style:style>
    <style:style style:name="P42" style:family="paragraph" style:parent-style-name="Text_20_body">
      <style:text-properties fo:color="#000000" style:font-name="Liberation Serif" fo:font-size="11pt" officeooo:rsid="000e7376" officeooo:paragraph-rsid="0029dc81" style:font-size-asian="11pt" style:font-size-complex="11pt"/>
    </style:style>
    <style:style style:name="P43" style:family="paragraph" style:parent-style-name="Text_20_body">
      <style:text-properties fo:color="#000000" style:font-name="Liberation Serif" fo:font-size="11pt" officeooo:rsid="001ceba7" officeooo:paragraph-rsid="0029dc81" style:font-size-asian="11pt" style:font-size-complex="11pt"/>
    </style:style>
    <style:style style:name="P44" style:family="paragraph" style:parent-style-name="Text_20_body">
      <style:text-properties fo:color="#000000" style:font-name="Liberation Serif" fo:font-size="11pt" officeooo:rsid="0012b10d" officeooo:paragraph-rsid="004e88ba" style:font-size-asian="11pt" style:font-size-complex="11pt"/>
    </style:style>
    <style:style style:name="P45" style:family="paragraph" style:parent-style-name="Text_20_body">
      <style:text-properties fo:color="#000000" style:font-name="Liberation Serif" fo:font-size="11pt" officeooo:rsid="003bd44d" officeooo:paragraph-rsid="004e88ba" style:font-size-asian="11pt" style:font-size-complex="11pt"/>
    </style:style>
    <style:style style:name="P46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16a9e0" officeooo:paragraph-rsid="00304c84" style:font-size-asian="11pt" style:font-size-complex="11pt"/>
    </style:style>
    <style:style style:name="P47" style:family="paragraph" style:parent-style-name="Text_20_body">
      <style:text-properties fo:color="#000000" style:font-name="Liberation Serif" fo:font-size="11pt" officeooo:rsid="004f6753" officeooo:paragraph-rsid="004f6753" style:font-size-asian="11pt" style:font-size-complex="11pt"/>
    </style:style>
    <style:style style:name="P48" style:family="paragraph" style:parent-style-name="Text_20_body">
      <style:text-properties fo:color="#000000" style:font-name="Liberation Serif" fo:font-size="11pt" officeooo:rsid="004fb497" officeooo:paragraph-rsid="004fb497" style:font-size-asian="11pt" style:font-size-complex="11pt"/>
    </style:style>
    <style:style style:name="P49" style:family="paragraph" style:parent-style-name="Text_20_body">
      <style:text-properties fo:color="#000000" style:font-name="Liberation Serif" fo:font-size="11pt" officeooo:rsid="00512519" officeooo:paragraph-rsid="00512519" style:font-size-asian="11pt" style:font-size-complex="11pt"/>
    </style:style>
    <style:style style:name="P50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1d6cc1" officeooo:paragraph-rsid="003ab482" style:font-size-asian="11pt" style:font-size-complex="11pt"/>
    </style:style>
    <style:style style:name="P51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3ab482" officeooo:paragraph-rsid="003ab482" style:font-size-asian="11pt" style:font-size-complex="11pt"/>
    </style:style>
    <style:style style:name="P52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195259" officeooo:paragraph-rsid="0032734d" style:font-size-asian="11pt" style:font-size-complex="11pt"/>
    </style:style>
    <style:style style:name="P53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1aacd1" officeooo:paragraph-rsid="003ab482" style:font-size-asian="11pt" style:font-size-complex="11pt"/>
    </style:style>
    <style:style style:name="P54" style:family="paragraph" style:parent-style-name="Text_20_body">
      <style:text-properties officeooo:paragraph-rsid="0051105d"/>
    </style:style>
    <style:style style:name="P55" style:family="paragraph" style:parent-style-name="Text_20_body">
      <style:text-properties officeooo:paragraph-rsid="0052d69d"/>
    </style:style>
    <style:style style:name="P56" style:family="paragraph" style:parent-style-name="Text_20_body">
      <style:text-properties officeooo:paragraph-rsid="005615c1"/>
    </style:style>
    <style:style style:name="P57" style:family="paragraph" style:parent-style-name="Text_20_body">
      <style:paragraph-properties fo:text-align="justify" style:justify-single-word="false"/>
      <style:text-properties fo:color="#000000" style:font-name="Liberation Serif" officeooo:rsid="000ba29d" officeooo:paragraph-rsid="002f1dea"/>
    </style:style>
    <style:style style:name="P58" style:family="paragraph" style:parent-style-name="Heading_20_1">
      <style:paragraph-properties fo:text-align="center" style:justify-single-word="false"/>
      <style:text-properties fo:color="#000000" style:font-name="Liberation Serif" officeooo:rsid="00346377" officeooo:paragraph-rsid="00346377"/>
    </style:style>
    <style:style style:name="P59" style:family="paragraph" style:parent-style-name="Heading_20_1">
      <style:paragraph-properties fo:text-align="center" style:justify-single-word="false"/>
      <style:text-properties fo:color="#000000" style:font-name="Liberation Serif"/>
    </style:style>
    <style:style style:name="P60" style:family="paragraph" style:parent-style-name="Heading_20_1">
      <style:paragraph-properties fo:text-align="center" style:justify-single-word="false"/>
      <style:text-properties fo:color="#000000" style:font-name="Liberation Serif" officeooo:paragraph-rsid="00223e26"/>
    </style:style>
    <style:style style:name="P61" style:family="paragraph" style:parent-style-name="Heading_20_1">
      <style:paragraph-properties fo:text-align="center" style:justify-single-word="false"/>
      <style:text-properties fo:color="#000000" style:font-name="Liberation Serif" officeooo:paragraph-rsid="002ea211"/>
    </style:style>
    <style:style style:name="P62" style:family="paragraph" style:parent-style-name="Heading_20_1">
      <style:paragraph-properties fo:text-align="center" style:justify-single-word="false"/>
      <style:text-properties fo:color="#000000" style:font-name="Liberation Serif" officeooo:rsid="0052d69d" officeooo:paragraph-rsid="0052d69d"/>
    </style:style>
    <style:style style:name="P63" style:family="paragraph" style:parent-style-name="Heading_20_1">
      <style:paragraph-properties fo:text-align="center" style:justify-single-word="false"/>
      <style:text-properties fo:color="#000000" style:font-name="Liberation Serif" officeooo:rsid="004e88ba" officeooo:paragraph-rsid="0052d69d"/>
    </style:style>
    <style:style style:name="P64" style:family="paragraph" style:parent-style-name="Heading_20_1">
      <style:paragraph-properties fo:text-align="center" style:justify-single-word="false"/>
      <style:text-properties fo:color="#000000" officeooo:rsid="004e88ba" officeooo:paragraph-rsid="004e88ba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ea211"/>
    </style:style>
    <style:style style:name="T3" style:family="text">
      <style:text-properties style:text-position="super 58%" officeooo:rsid="00586529"/>
    </style:style>
    <style:style style:name="T4" style:family="text">
      <style:text-properties officeooo:rsid="0014d266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0d27b3"/>
    </style:style>
    <style:style style:name="T8" style:family="text">
      <style:text-properties officeooo:rsid="00223e26"/>
    </style:style>
    <style:style style:name="T9" style:family="text">
      <style:text-properties officeooo:rsid="002ea211"/>
    </style:style>
    <style:style style:name="T10" style:family="text">
      <style:text-properties fo:color="#000000" style:font-name="Liberation Serif" fo:font-size="11pt" fo:font-weight="normal" officeooo:rsid="002f1dea" style:font-size-asian="11pt" style:font-weight-asian="normal" style:font-size-complex="11pt" style:font-weight-complex="normal"/>
    </style:style>
    <style:style style:name="T11" style:family="text">
      <style:text-properties fo:color="#000000" style:font-name="Liberation Serif" fo:font-size="11pt" fo:font-weight="normal" officeooo:rsid="0052d69d" style:font-size-asian="11pt" style:font-weight-asian="normal" style:font-size-complex="11pt" style:font-weight-complex="normal"/>
    </style:style>
    <style:style style:name="T12" style:family="text">
      <style:text-properties fo:color="#000000" style:font-name="Liberation Serif" fo:font-size="11pt" style:font-size-asian="11pt" style:font-size-complex="11pt"/>
    </style:style>
    <style:style style:name="T13" style:family="text">
      <style:text-properties fo:color="#000000" style:font-name="Liberation Serif" fo:font-size="11pt" officeooo:rsid="004fb497" style:font-size-asian="11pt" style:font-size-complex="11pt"/>
    </style:style>
    <style:style style:name="T14" style:family="text">
      <style:text-properties fo:color="#000000" style:font-name="Liberation Serif" fo:font-size="11pt" officeooo:rsid="0051105d" style:font-size-asian="11pt" style:font-size-complex="11pt"/>
    </style:style>
    <style:style style:name="T15" style:family="text">
      <style:text-properties fo:color="#000000" style:font-name="Liberation Serif" fo:font-size="11pt" officeooo:rsid="0052d69d" style:font-size-asian="11pt" style:font-size-complex="11pt"/>
    </style:style>
    <style:style style:name="T16" style:family="text">
      <style:text-properties fo:color="#000000" style:font-name="Liberation Serif" fo:font-size="11pt" officeooo:rsid="00256902" style:font-size-asian="11pt" style:font-size-complex="11pt"/>
    </style:style>
    <style:style style:name="T17" style:family="text">
      <style:text-properties fo:color="#000000" style:font-name="Liberation Serif" fo:font-size="11pt" officeooo:rsid="005560a5" style:font-size-asian="11pt" style:font-size-complex="11pt"/>
    </style:style>
    <style:style style:name="T18" style:family="text">
      <style:text-properties fo:color="#000000" style:font-name="Liberation Serif" fo:font-size="11pt" officeooo:rsid="005615c1" style:font-size-asian="11pt" style:font-size-complex="11pt"/>
    </style:style>
    <style:style style:name="T19" style:family="text">
      <style:text-properties fo:color="#000000" style:font-name="Liberation Serif" fo:font-size="11pt" officeooo:rsid="005f6d5d" style:font-size-asian="11pt" style:font-size-complex="11pt"/>
    </style:style>
    <style:style style:name="T20" style:family="text">
      <style:text-properties fo:color="#000000" style:font-name="Liberation Serif" fo:font-size="11pt" officeooo:rsid="005fbbfb" style:font-size-asian="11pt" style:font-size-complex="11pt"/>
    </style:style>
    <style:style style:name="T21" style:family="text">
      <style:text-properties fo:color="#000000" style:font-name="Liberation Serif" fo:font-size="11pt" fo:font-style="normal" fo:font-weight="bold" officeooo:rsid="00256902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fo:color="#000000" style:font-name="Liberation Serif" fo:font-size="11pt" fo:font-weight="bold" officeooo:rsid="005615c1" style:font-size-asian="11pt" style:font-weight-asian="bold" style:font-size-complex="11pt" style:font-weight-complex="bold"/>
    </style:style>
    <style:style style:name="T23" style:family="text">
      <style:text-properties fo:color="#000000" fo:font-size="11pt" style:font-size-asian="11pt" style:font-size-complex="11pt"/>
    </style:style>
    <style:style style:name="T24" style:family="text">
      <style:text-properties officeooo:rsid="003016d8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23e26" style:font-weight-asian="normal" style:font-weight-complex="normal"/>
    </style:style>
    <style:style style:name="T27" style:family="text">
      <style:text-properties officeooo:rsid="00375ce3"/>
    </style:style>
    <style:style style:name="T28" style:family="text">
      <style:text-properties officeooo:rsid="00392759"/>
    </style:style>
    <style:style style:name="T29" style:family="text">
      <style:text-properties officeooo:rsid="003ab482"/>
    </style:style>
    <style:style style:name="T30" style:family="text">
      <style:text-properties officeooo:rsid="004704c4"/>
    </style:style>
    <style:style style:name="T31" style:family="text">
      <style:text-properties officeooo:rsid="004fb497"/>
    </style:style>
    <style:style style:name="T32" style:family="text">
      <style:text-properties officeooo:rsid="0052d69d"/>
    </style:style>
    <style:style style:name="T33" style:family="text">
      <style:text-properties officeooo:rsid="0054f304"/>
    </style:style>
    <style:style style:name="T34" style:family="text">
      <style:text-properties officeooo:rsid="0057d250"/>
    </style:style>
    <style:style style:name="T35" style:family="text">
      <style:text-properties officeooo:rsid="00586529"/>
    </style:style>
    <style:style style:name="T36" style:family="text">
      <style:text-properties officeooo:rsid="005d71f3"/>
    </style:style>
    <style:style style:name="T37" style:family="text">
      <style:text-properties officeooo:rsid="005e7e1f"/>
    </style:style>
    <style:style style:name="T38" style:family="text">
      <style:text-properties officeooo:rsid="005fbbfb"/>
    </style:style>
    <style:style style:name="T39" style:family="text">
      <style:text-properties officeooo:rsid="006940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[pic]</text:p>
      <table:table table:name="Fullname" table:style-name="Fullname">
        <table:table-column table:style-name="Fullname.A"/>
        <table:table-column table:style-name="Fullname.B"/>
        <table:table-column table:style-name="Fullname.C"/>
        <table:table-column table:style-name="Fullname.D"/>
        <table:table-row>
          <table:table-cell table:style-name="Fullname.A1" table:number-columns-spanned="4" office:value-type="string">
            <text:p text:style-name="P2"><text:span text:style-name="T8">Mohammad</text:span> R. <text:span text:style-name="T25">T</text:span><text:span text:style-name="T26">ayyebi</text:span></text:p>
          </table:table-cell>
          <table:covered-table-cell/>
          <table:covered-table-cell/>
          <table:covered-table-cell/>
        </table:table-row>
        <table:table-row>
          <table:table-cell table:style-name="Fullname.A1" office:value-type="string">
            <text:p text:style-name="P3">Mobile</text:p>
            <text:p text:style-name="P3">E-Mail</text:p>
            <text:p text:style-name="P3"/>
          </table:table-cell>
          <table:table-cell table:style-name="Fullname.A1" office:value-type="string">
            <text:p text:style-name="P10">+98 912 098 22 76</text:p>
            <text:p text:style-name="P1"><text:a xlink:type="simple" xlink:href="mailto:tayyebi_mohammadreza@hotmail.com" text:style-name="Internet_20_link" text:visited-style-name="Visited_20_Internet_20_Link"><text:span text:style-name="T10">tayyebi_mohammadreza@hotmail.com</text:span></text:a></text:p>
          </table:table-cell>
          <table:table-cell table:style-name="Fullname.A1" office:value-type="string">
            <text:p text:style-name="P5">Website</text:p>
            <text:p text:style-name="P4">Address</text:p>
          </table:table-cell>
          <table:table-cell table:style-name="Fullname.A1" office:value-type="string">
            <text:p text:style-name="P35"><text:a xlink:type="simple" xlink:href="http://www.tyyi.net/" text:style-name="Internet_20_link" text:visited-style-name="Visited_20_Internet_20_Link"><text:span text:style-name="T11">www.tyyi.net</text:span></text:a></text:p>
            <text:p text:style-name="P34">No. 107, Nastaran, Pasdaran, Hamedan, Iran, <text:span text:style-name="T32">Postal Code: </text:span>6517648758</text:p>
          </table:table-cell>
        </table:table-row>
      </table:table>
      <text:p text:style-name="P33"/>
      <text:h text:style-name="P58" text:outline-level="1">Professional Profile</text:h>
      <text:p text:style-name="P57">An international competitor, national champion and undergraduate of computer engineering with professional experience in software development and team management. Seriously eager to learn, enjoy artistic problem solving and overcoming challenges with a view of achieving academic and scientific experience and certification. Fully energetic in working in teams and highly skilled in fundamental knowledge and skills of software engineering.</text:p>
      <text:p text:style-name="P57">Being among 45 ‌selected students out of 25339 and awarded in the most ‌creditable <text:span text:style-name="T39">scientific</text:span> festival of Iran, known as Khwarizmi, even before attending university. Also taken part in the most popular skill-based competition of the world, WorldSkills, in 2017.</text:p>
      <text:h text:style-name="P60" text:outline-level="1">Education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Bu-Ali Sina University</text:p>
            <text:p text:style-name="P11">B. Sc. Computer Engineering</text:p>
            <text:p text:style-name="P12">March 2016 – July 2020</text:p>
          </table:table-cell>
          <table:table-cell table:style-name="Table1.A1" office:value-type="string">
            <text:p text:style-name="P15">Final Project:</text:p>
            <text:p text:style-name="P13">Depression treatment using artificial intelligence and human behavioral activation </text:p>
          </table:table-cell>
        </table:table-row>
        <table:table-row>
          <table:table-cell table:style-name="Table1.A1" office:value-type="string">
            <text:p text:style-name="P16">Madani <text:span text:style-name="T37">High </text:span>School</text:p>
            <text:p text:style-name="P6">Diploma and College</text:p>
            <text:p text:style-name="P7">September 2013 – August 2018</text:p>
          </table:table-cell>
          <table:table-cell table:style-name="Table1.A1" office:value-type="string">
            <text:p text:style-name="P17"><text:span text:style-name="T37">Major</text:span>:</text:p>
            <text:p text:style-name="P8">Mathematics and Physics</text:p>
            <text:p text:style-name="P9">Note: This <text:span text:style-name="T37">major</text:span> <text:span text:style-name="T33">is the main choice to carry on higher education in engineering</text:span></text:p>
          </table:table-cell>
        </table:table-row>
      </table:table>
      <text:h text:style-name="P61" text:outline-level="1">Professional Experience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9">Project Manager</text:p>
          </table:table-cell>
          <table:table-cell table:style-name="Table6.A1" office:value-type="string">
            <text:p text:style-name="P51">AtiNet Sina Parsian</text:p>
          </table:table-cell>
          <table:table-cell table:style-name="Table6.A1" office:value-type="string">
            <text:p text:style-name="P51"><text:span text:style-name="T5">NDA</text:span> (2019)</text:p>
          </table:table-cell>
        </table:table-row>
        <table:table-row>
          <table:table-cell table:style-name="Table6.A1" office:value-type="string">
            <text:p text:style-name="P30">Senior Developer</text:p>
          </table:table-cell>
          <table:table-cell table:style-name="Table6.A1" office:value-type="string">
            <text:p text:style-name="P52">Rayan Electronic Andish Hegmataneh</text:p>
          </table:table-cell>
          <table:table-cell table:style-name="Table6.A1" office:value-type="string">
            <text:p text:style-name="P53">Implementation of GPS back-end, web and mobile front-end <text:span text:style-name="T29">(2018 to 2019)</text:span></text:p>
          </table:table-cell>
        </table:table-row>
        <table:table-row>
          <table:table-cell table:style-name="Table6.A1" table:number-rows-spanned="2" office:value-type="string">
            <text:p text:style-name="P36">Instructor</text:p>
          </table:table-cell>
          <table:table-cell table:style-name="Table6.A1" office:value-type="string">
            <text:p text:style-name="P46">Bu-Ali Sina University</text:p>
          </table:table-cell>
          <table:table-cell table:style-name="Table6.A1" office:value-type="string">
            <text:p text:style-name="P46">Full-Stack Programming, Summer School, Student Scientific Society of Computer Engineering (2019)</text:p>
          </table:table-cell>
        </table:table-row>
        <table:table-row>
          <table:covered-table-cell/>
          <table:table-cell table:style-name="Table6.A1" office:value-type="string">
            <text:p text:style-name="P31">Iran Technical and Vocational Organization</text:p>
          </table:table-cell>
          <table:table-cell table:style-name="Table6.A1" office:value-type="string">
            <text:p text:style-name="P46">RESTful Applications Development, KhajeNasir Institude, Hamedan – IR (2016 to 2018)</text:p>
          </table:table-cell>
        </table:table-row>
        <table:table-row>
          <table:table-cell table:style-name="Table6.A1" office:value-type="string">
            <text:p text:style-name="P29">Freelance Developer</text:p>
          </table:table-cell>
          <table:table-cell table:style-name="Table6.A1" office:value-type="string">
            <text:p text:style-name="P32">Self-employed</text:p>
          </table:table-cell>
          <table:table-cell table:style-name="Table6.A1" office:value-type="string">
            <text:p text:style-name="P50">Implementation of business websites (since 2012)</text:p>
          </table:table-cell>
        </table:table-row>
      </table:table>
      <text:h text:style-name="P59" text:outline-level="1"><text:soft-page-break/>Skill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">Programming Languages</text:p>
          </table:table-cell>
          <table:table-cell table:style-name="Table3.A1" office:value-type="string">
            <text:p text:style-name="P40">C++, C#.NET, PHP, JavaScript, <text:span text:style-name="T30">Python, GoLang (basic), Java, Dart (basic)</text:span></text:p>
          </table:table-cell>
        </table:table-row>
        <table:table-row>
          <table:table-cell table:style-name="Table3.A1" office:value-type="string">
            <text:p text:style-name="P23">Web Technologies</text:p>
          </table:table-cell>
          <table:table-cell table:style-name="Table3.A1" office:value-type="string">
            <text:p text:style-name="P47">jQuery, <text:span text:style-name="T31">HTML5, Laravel (basic), ASP.NET MVC, ASP.NET Web API</text:span></text:p>
          </table:table-cell>
        </table:table-row>
        <table:table-row>
          <table:table-cell table:style-name="Table3.A1" office:value-type="string">
            <text:p text:style-name="P24">Desktop Technologies</text:p>
          </table:table-cell>
          <table:table-cell table:style-name="Table3.A1" office:value-type="string">
            <text:p text:style-name="P48">Qt, Windows Forms Applications, Windows Presentation Forms</text:p>
          </table:table-cell>
        </table:table-row>
        <table:table-row>
          <table:table-cell table:style-name="Table3.A1" office:value-type="string">
            <text:p text:style-name="P24">Mobile Technologies</text:p>
          </table:table-cell>
          <table:table-cell table:style-name="Table3.A1" office:value-type="string">
            <text:p text:style-name="P48">Xamarin, React Native (basic), Java, Kotlin, Flutter</text:p>
          </table:table-cell>
        </table:table-row>
        <table:table-row>
          <table:table-cell table:style-name="Table3.A1" office:value-type="string">
            <text:p text:style-name="P24">Database Systems</text:p>
          </table:table-cell>
          <table:table-cell table:style-name="Table3.A1" office:value-type="string">
            <text:p text:style-name="P48">SQL Server, MySQL</text:p>
          </table:table-cell>
        </table:table-row>
        <table:table-row>
          <table:table-cell table:style-name="Table3.A1" office:value-type="string">
            <text:p text:style-name="P24">NoSQL Database Systems</text:p>
          </table:table-cell>
          <table:table-cell table:style-name="Table3.A1" office:value-type="string">
            <text:p text:style-name="P48">MongoDB (basic)</text:p>
          </table:table-cell>
        </table:table-row>
        <table:table-row>
          <table:table-cell table:style-name="Table3.A1" office:value-type="string">
            <text:p text:style-name="P25">Analyzing and Designing Software Solutions</text:p>
          </table:table-cell>
          <table:table-cell table:style-name="Table3.A1" office:value-type="string">
            <text:p text:style-name="P54"><text:span text:style-name="T13">- Considering all possible options and deriving the best solution based on sound analytical judgment and the client’s best interests<text:line-break/>- </text:span><text:span text:style-name="T14">U</text:span><text:span text:style-name="T13">sing system analysis and design methodologies </text:span><text:span text:style-name="T14">(such as</text:span><text:span text:style-name="T13"> Unified Modelling Language (UML), software framework, and Design Patterns</text:span><text:span text:style-name="T14">)</text:span><text:span text:style-name="T13"><text:line-break/>- Build data warehouse and required for business intelligence/ executive dashboard<text:line-break/>- Proper interface and layering for mobile solution.<text:line-break/>- Use Case modelling and analysis (</text:span><text:span text:style-name="T14">such as</text:span><text:span text:style-name="T13"> Use Case Diagram, Use Case Description, Actor Description, Use Case Package)<text:line-break/>- Structural modelling and analysis (</text:span><text:span text:style-name="T14">such as</text:span><text:span text:style-name="T13"> Object, Class, Domain Class Diagram)<text:line-break/>- Dynamic modelling and analysis (</text:span><text:span text:style-name="T14">such as</text:span><text:span text:style-name="T13"> Sequence Diagram, Collaboration Diagram, State Diagram, Activity Diagram)<text:line-break/>- Data modelling tools and techniques (</text:span><text:span text:style-name="T14">such as</text:span><text:span text:style-name="T13"> Entity Relationship Diagram, Normalization, Data Dictionary</text:span><text:span text:style-name="T14">)<text:line-break/>- Object design and package<text:line-break/>- Relational or object database design and data flow diagrams<text:line-break/>- Human-computer interface design/user experience<text:line-break/>- Security and controls design<text:line-break/>- Multi-tier application design</text:span></text:p>
          </table:table-cell>
        </table:table-row>
        <table:table-row>
          <table:table-cell table:style-name="Table3.A1" office:value-type="string">
            <text:p text:style-name="P26">Enterprise Software Development</text:p>
          </table:table-cell>
          <table:table-cell table:style-name="Table3.A1" office:value-type="string">
            <text:p text:style-name="P49">- Accurate and Consistent Version Control (with tools such as Git)<text:line-break/>- Using Microsoft TFS project management tool<text:line-break/>- Using system development methodologies such as object-oriented design<text:line-break/>- Considering normal and abnormal scenarios, and exception handling<text:line-break/>- Following standards: Style Guide, Code Convention, Human Interface Design (UI), Managing Directories and Files<text:line-break/>- Code Refactoring and Analysis<text:line-break/>- Evaluate and integrate appropriate libraries and frameworks into a software solution</text:p>
          </table:table-cell>
        </table:table-row>
        <table:table-row>
          <table:table-cell table:style-name="Table3.A1" office:value-type="string">
            <text:p text:style-name="P26">Version Control</text:p>
          </table:table-cell>
          <table:table-cell table:style-name="Table3.A1" office:value-type="string">
            <text:p text:style-name="P49">Git, Microsoft TFS, </text:p>
          </table:table-cell>
        </table:table-row>
        <table:table-row>
          <table:table-cell table:style-name="Table3.A1" office:value-type="string">
            <text:p text:style-name="P18">Server Administration</text:p>
          </table:table-cell>
          <table:table-cell table:style-name="Table3.A1" office:value-type="string">
            <text:p text:style-name="P39">Linux, Windows Serve<text:span text:style-name="T31">r</text:span></text:p>
          </table:table-cell>
        </table:table-row>
      </table:table>
      <text:h text:style-name="P62" text:outline-level="1"><text:soft-page-break/>Soft Skills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Work Organization and Management</text:p>
          </table:table-cell>
          <table:table-cell table:style-name="Table4.A1" office:value-type="string">
            <text:p text:style-name="P55"><text:span text:style-name="T15">- Principles of productive team work<text:line-break/>- D</text:span><text:span text:style-name="T12">esign a proper flow of the system that is designed and provide proper notification when needed<text:line-break/>- </text:span><text:span text:style-name="T19">Apply</text:span><text:span text:style-name="T20">ing</text:span><text:span text:style-name="T15"> company standards into system<text:line-break/>- Planing each day’s production schedule according to available time and take into account time limitations and deadlines<text:line-break/>- Applying research techniques and skills to keep up-to-date with the latest industry guidelines<text:line-break/>- Reviewing own performance against the expectations and needs of the client and organization<text:line-break/>- Preparing a good system documentation on how to use, install and run the system</text:span></text:p>
          </table:table-cell>
        </table:table-row>
        <table:table-row>
          <table:table-cell table:style-name="Table4.A1" office:value-type="string">
            <text:p text:style-name="P28">Communication and Interpersonal Skills</text:p>
          </table:table-cell>
          <table:table-cell table:style-name="Table4.A1" office:value-type="string">
            <text:p text:style-name="P55"><text:span text:style-name="T16">- Confirm that the created application meets the original specifications and obtain user sign-off for completed system<text:line-break/>- Collaborate with others to develop the required outcomes<text:line-break/>- Work well in group problem solving<text:line-break/>- Prioritiz</text:span><text:span text:style-name="T17">ing </text:span><text:span text:style-name="T16">and schedul</text:span><text:span text:style-name="T17">ing </text:span><text:span text:style-name="T16">tasks<text:line-break/>- Allocate resources to tasks</text:span></text:p>
          </table:table-cell>
        </table:table-row>
        <table:table-row>
          <table:table-cell table:style-name="Table4.A1" office:value-type="string">
            <text:p text:style-name="P28">Problem solving, innovation, and creativity</text:p>
          </table:table-cell>
          <table:table-cell table:style-name="Table4.A1" office:value-type="string">
            <text:p text:style-name="P56"><text:span text:style-name="T21">Knowing and understanding:</text:span><text:span text:style-name="T16"><text:line-break/>- The common types of problem and requirements which may occur within software development<text:line-break/>- Diagnostic approaches and suitable system or software to problem solving<text:line-break/>- Trends and developments in the industry including new platforms, languages, conventions, and technical skills<text:line-break/>- The use of latest technology to be applied in software scenario which requires the ability to demonstrate and provide an over-arching business solution to a problem<text:line-break/>-</text:span><text:span text:style-name="T18"> </text:span><text:span text:style-name="T16">How to set-up, develop, and integrate into designed solution the latest technology and hardware that will drive a better business solution.<text:line-break/></text:span><text:span text:style-name="T22">Able to:</text:span><text:span text:style-name="T16"><text:line-break/>- </text:span><text:span text:style-name="T23">Research encountered problems independently <text:line-break/>- Identify and resolve problems in a timely manner<text:line-break/>- Gather and analyse information skilfully<text:line-break/>- Develop alternatives using the latest technology to support better business solution.</text:span></text:p>
          </table:table-cell>
        </table:table-row>
      </table:table>
      <text:h text:style-name="P63" text:outline-level="1">Honors and Awards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1">WorldSkills</text:p>
          </table:table-cell>
          <table:table-cell table:style-name="Table7.A1" office:value-type="string">
            <text:p text:style-name="P44">Ranked as 2<text:span text:style-name="T35">0</text:span><text:span text:style-name="T3">th</text:span><text:span text:style-name="T35"> (2017)</text:span><text:span text:style-name="T2"><text:line-break/></text:span><text:span text:style-name="T9">Skill: IT – Software Solutions for Business</text:span></text:p>
          </table:table-cell>
        </table:table-row>
        <table:table-row>
          <table:table-cell table:style-name="Table7.A1" office:value-type="string">
            <text:p text:style-name="P21">IranSkills</text:p>
          </table:table-cell>
          <table:table-cell table:style-name="Table7.A1" office:value-type="string">
            <text:p text:style-name="P44">Ranked as 1<text:span text:style-name="T1">st</text:span> and awarded as gold medal <text:span text:style-name="T35">(2016)</text:span><text:line-break/><text:span text:style-name="T9">Skill: IT – Software Solutions for Business<text:line-break/>Ministry of Cooperatives, Labour, and Social Welfare</text:span></text:p>
          </table:table-cell>
        </table:table-row>
        <text:soft-page-break/>
        <table:table-row>
          <table:table-cell table:style-name="Table7.A1" office:value-type="string">
            <text:p text:style-name="P21">Khwarizmi Youth Award</text:p>
          </table:table-cell>
          <table:table-cell table:style-name="Table7.A1" office:value-type="string">
            <text:p text:style-name="P44">Awarded as 3<text:span text:style-name="T1">rd</text:span> in country <text:span text:style-name="T35">(2015)</text:span><text:line-break/>Field: Computer Science and Engineering<text:line-break/><text:span text:style-name="T9">IRI Ministry of Science, Research and Technology; IRI Ministry of Education; Iranian Research Organization for Science and Technology</text:span></text:p>
          </table:table-cell>
        </table:table-row>
        <table:table-row>
          <table:table-cell table:style-name="Table7.A1" office:value-type="string">
            <text:p text:style-name="P22">Music Awards</text:p>
          </table:table-cell>
          <table:table-cell table:style-name="Table7.A1" office:value-type="string">
            <text:p text:style-name="P45">- 2<text:span text:style-name="T1">nd</text:span>, Fajr Festival, with Ayeen Ensemble, Hamedan (2017)<text:line-break/>- 1<text:span text:style-name="T1">st</text:span>, Niayesh Festival, with Ayeen Ensemble, Qazvin (2017)</text:p>
          </table:table-cell>
        </table:table-row>
      </table:table>
      <text:h text:style-name="P64" text:outline-level="1"><text:span text:style-name="T6">Speec</text:span><text:span text:style-name="T7">h and Conferences</text:span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9">Kazan, Russia</text:p>
          </table:table-cell>
          <table:table-cell table:style-name="Table5.A1" office:value-type="string">
            <text:p text:style-name="P41">Iran<text:span text:style-name="T24">Skills</text:span> representative expert <text:span text:style-name="T24">(2018)</text:span></text:p>
          </table:table-cell>
        </table:table-row>
        <table:table-row>
          <table:table-cell table:style-name="Table5.A1" office:value-type="string">
            <text:p text:style-name="P19">Alborz, Iran</text:p>
          </table:table-cell>
          <table:table-cell table:style-name="Table5.A1" office:value-type="string">
            <text:p text:style-name="P41"><text:span text:style-name="T34">Province r</text:span>epresentative in first congress of national skills competitors with minister assistant (2016)</text:p>
          </table:table-cell>
        </table:table-row>
        <table:table-row>
          <table:table-cell table:style-name="Table5.A1" office:value-type="string">
            <text:p text:style-name="P19">Hamedan, Iran</text:p>
          </table:table-cell>
          <table:table-cell table:style-name="Table5.A1" office:value-type="string">
            <text:p text:style-name="P41">Special speaker as top researcher in session with education system chairmen and teachers (2015)</text:p>
          </table:table-cell>
        </table:table-row>
      </table:table>
      <text:h text:style-name="P59" text:outline-level="1">Hobbie<text:span text:style-name="T36">s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Music</text:p>
          </table:table-cell>
          <table:table-cell table:style-name="Table2.A1" office:value-type="string">
            <text:p text:style-name="P42">- Kanun soloist at “Ayeen Ensemble” <text:span text:style-name="T4">(</text:span>since 2017<text:span text:style-name="T4">)<text:line-break/></text:span>- Kanun soloist at “Alvand Orchestra” <text:span text:style-name="T4">(</text:span>2014 to 2015<text:span text:style-name="T4">)</text:span></text:p>
          </table:table-cell>
        </table:table-row>
        <table:table-row>
          <table:table-cell table:style-name="Table2.A1" office:value-type="string">
            <text:p text:style-name="P20">Astronomy</text:p>
          </table:table-cell>
          <table:table-cell table:style-name="Table2.A1" office:value-type="string">
            <text:p text:style-name="P43">- Certified Night Sky Observer, Ibn-Sala Astronomy Center <text:span text:style-name="T34">(since 2019)</text:span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799in" fo:margin-bottom="0.5799in" fo:margin-left="0.5799in" fo:margin-right="0.5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0:43:54.881364846</meta:creation-date>
    <dc:date>2019-10-25T00:13:39.323521705</dc:date>
    <meta:editing-duration>PT3H14M58S</meta:editing-duration>
    <meta:editing-cycles>85</meta:editing-cycles>
    <meta:generator>LibreOffice/6.0.7.3$Linux_X86_64 LibreOffice_project/00m0$Build-3</meta:generator>
    <meta:document-statistic meta:table-count="8" meta:image-count="0" meta:object-count="0" meta:page-count="4" meta:paragraph-count="89" meta:word-count="959" meta:character-count="6744" meta:non-whitespace-character-count="5868"/>
  </office:meta>
</office:document-meta>
</file>